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file, where I've added some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2:22:10.29</meta:creation-date>
    <dc:date>2013-04-16T12:22:39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40" meta:non-whitespace-character-count="33"/>
    <meta:generator>LibreOffice/4.0.2.2$Windows_x86 LibreOffice_project/4c82dcdd6efcd48b1d8bba66bfe1989deee49c3</meta:generator>
  </office:meta>
</office:document-meta>
</file>